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Classroom courses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_title</text:p>
          </table:table-cell>
          <table:table-cell office:value-type="string" calcext:value-type="string">
            <text:p>_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character modeller</text:p>
          </table:table-cell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he Basics of Poly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https://pixologic.com/zclassroom/workshop/projection-master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classroom Extras</text:p>
          </table:table-cell>
          <table:table-cell office:value-type="string" calcext:value-type="string">
            <text:p>https://pixologic.com/zclassroom/workshop/zclassroom-extras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https://pixologic.com/zclassroom/workshop/spotlig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exturing with GOZ</text:p>
          </table:table-cell>
          <table:table-cell office:value-type="string" calcext:value-type="string">
            <text:p>https://pixologic.com/zclassroom/workshop/g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inting Techniques</text:p>
          </table:table-cell>
          <table:table-cell office:value-type="string" calcext:value-type="string">
            <text:p>https://pixologic.com/zclassroom/workshop/painting-techniqu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Introduction</text:p>
          </table:table-cell>
          <table:table-cell office:value-type="string" calcext:value-type="string">
            <text:p>https://pixologic.com/zclassroom/workshop/zbrush-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etting Started with Sculptris Pro</text:p>
          </table:table-cell>
          <table:table-cell office:value-type="string" calcext:value-type="string">
            <text:p>https://pixologic.com/zclassroom/workshop/getting-started-with-sculptris-pr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UI</text:p>
          </table:table-cell>
          <table:table-cell office:value-type="string" calcext:value-type="string">
            <text:p>https://pixologic.com/zclassroom/workshop/zbrush-u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ow to Start in Zbrush</text:p>
          </table:table-cell>
          <table:table-cell office:value-type="string" calcext:value-type="string">
            <text:p>https://pixologic.com/zclassroom/workshop/how-to-start-in-zbrus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izmo 3D</text:p>
          </table:table-cell>
          <table:table-cell office:value-type="string" calcext:value-type="string">
            <text:p>https://pixologic.com/zclassroom/workshop/gizmo-3d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Introduction</text:p>
          </table:table-cell>
          <table:table-cell office:value-type="string" calcext:value-type="string">
            <text:p>https://pixologic.com/zclassroom/workshop/zmodeler-introduc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spheres</text:p>
          </table:table-cell>
          <table:table-cell office:value-type="string" calcext:value-type="string">
            <text:p>https://pixologic.com/zclassroom/workshop/zspher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for Concepting</text:p>
          </table:table-cell>
          <table:table-cell office:value-type="string" calcext:value-type="string">
            <text:p>https://pixologic.com/zclassroom/workshop/zbrush-for-concepting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idge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OZ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V Master</text:p>
          </table:table-cell>
          <table:table-cell office:value-type="string" calcext:value-type="string">
            <text:p>https://pixologic.com/zclassroom/workshop/uv-master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Printing and Protoyping</text:p>
          </table:table-cell>
          <table:table-cell office:value-type="string" calcext:value-type="string">
            <text:p>https://pixologic.com/zclassroom/workshop/3d-printing-prototyp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imeline and Blendspace</text:p>
          </table:table-cell>
          <table:table-cell office:value-type="string" calcext:value-type="string">
            <text:p>https://pixologic.com/zclassroom/workshop/timeline-blend-shape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ng and An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pixologic.com/zclassroom/workshop/material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https://pixologic.com/zclassroom/workshop/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Render Properties</text:p>
          </table:table-cell>
          <table:table-cell office:value-type="string" calcext:value-type="string">
            <text:p>https://pixologic.com/zclassroom/workshop/render-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Changing Languages</text:p>
          </table:table-cell>
          <table:table-cell office:value-type="string" calcext:value-type="string">
            <text:p>https://pixologic.com/zclassroom/workshop/changing-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The Basic of ZbrushCore</text:p>
          </table:table-cell>
          <table:table-cell office:value-type="string" calcext:value-type="string">
            <text:p>https://pixologic.com/zclassroom/workshop/the-basics-of-zbrush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onceptual Sculpting</text:p>
          </table:table-cell>
          <table:table-cell office:value-type="string" calcext:value-type="string">
            <text:p>https://pixologic.com/zclassroom/workshop/conceptual-sculp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bdivision vs Dynamesh</text:p>
          </table:table-cell>
          <table:table-cell office:value-type="string" calcext:value-type="string">
            <text:p>https://pixologic.com/zclassroom/workshop/subdivision-vs-dyna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5:46:23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8-12-31T15:46:42.299000000</dc:date>
    <meta:editing-duration>PT2H8M40S</meta:editing-duration>
    <meta:editing-cycles>72</meta:editing-cycles>
    <meta:generator>LibreOffice/6.1.2.1$Windows_X86_64 LibreOffice_project/65905a128db06ba48db947242809d14d3f9a93fe</meta:generator>
    <meta:document-statistic meta:table-count="1" meta:cell-count="443" meta:object-count="0"/>
  </office:meta>
</office:document-meta>
</file>